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15cm" fo:min-width="12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9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5cm" fo:min-width="9.4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standard">
      <style:graphic-properties draw:textarea-horizontal-align="justify" draw:textarea-vertical-align="middle" draw:auto-grow-height="false" fo:min-height="2.725cm" fo:min-width="1.45cm"/>
    </style:style>
    <style:style style:name="gr6" style:family="graphic" style:parent-style-name="standard">
      <style:graphic-properties draw:textarea-horizontal-align="justify" draw:textarea-vertical-align="middle" draw:auto-grow-height="false" fo:min-height="2.813cm" fo:min-width="1.25cm"/>
    </style:style>
    <style:style style:name="gr7" style:family="graphic" style:parent-style-name="standard">
      <style:graphic-properties draw:textarea-horizontal-align="justify" draw:textarea-vertical-align="middle" draw:auto-grow-height="false" fo:min-height="3.85cm" fo:min-width="5.6cm"/>
    </style:style>
    <style:style style:name="gr8" style:family="graphic" style:parent-style-name="standard">
      <style:graphic-properties draw:textarea-horizontal-align="justify" draw:textarea-vertical-align="middle" draw:auto-grow-height="false" fo:min-height="3.85cm" fo:min-width="5.8cm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25cm" fo:min-width="4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25cm" fo:min-width="5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3cm" svg:height="9.4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.7cm" svg:x="5.4cm" svg:y="5.8cm">
          <text:p text:style-name="P1">Champ texte d’ajout de flu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cm" svg:height="3.9cm" svg:x="5.5cm" svg:y="8.8cm">
          <text:p text:style-name="P1">Affichage d’informations et </text:p>
          <text:p text:style-name="P1">de statistiques sur </text:p>
          <text:p text:style-name="P1">les flux en cour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3cm" svg:height="1.7cm" svg:x="7cm" svg:y="3.1cm">
          <draw:text-box>
            <text:p>Fenêtre principale</text:p>
          </draw:text-box>
        </draw:frame>
        <draw:custom-shape draw:style-name="gr5" draw:text-style-name="P1" draw:layer="layout" svg:width="3.9cm" svg:height="3.4cm" svg:x="4cm" svg:y="14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5cm" svg:height="3.5cm" svg:x="13cm" svg:y="14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6.1cm" svg:height="4.1cm" svg:x="2.8cm" svg:y="18.6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4.1cm" svg:x="11.7cm" svg:y="18.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2.2cm" svg:height="2.2cm" svg:x="6.2cm" svg:y="23.4cm">
          <draw:text-box>
            <text:p>Fenêtres d’affichage de flux</text:p>
          </draw:text-box>
        </draw:frame>
        <draw:custom-shape draw:style-name="gr10" draw:text-style-name="P2" draw:layer="layout" svg:width="5.4cm" svg:height="3.5cm" svg:x="3.1cm" svg:y="1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cm" svg:height="3.5cm" svg:x="12cm" svg:y="18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7:41:54.478000000</meta:creation-date>
    <dc:date>2017-12-10T17:55:42.256000000</dc:date>
    <meta:editing-duration>PT13M53S</meta:editing-duration>
    <meta:editing-cycles>1</meta:editing-cycles>
    <meta:document-statistic meta:object-count="11"/>
    <meta:generator>LibreOffice/5.1.5.2$Windows_x86 LibreOffice_project/7a864d8825610a8c07cfc3bc01dd4fce6a9447e5</meta:generator>
  </office:meta>
</office:document-meta>
</file>